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formula="of:=35*45/(SQRT(35^2+45^2))" office:value-type="float" office:value="27.6273276081714" calcext:value-type="float">
            <text:p>27.6273276082</text:p>
          </table:table-cell>
          <table:table-cell/>
          <table:table-cell table:formula="of:=0.0004/70" office:value-type="float" office:value="0.00000571428571428571" calcext:value-type="float">
            <text:p>5.71428571428571E-06</text:p>
          </table:table-cell>
          <table:table-cell table:formula="of:=100*[.C4]" office:value-type="float" office:value="0.000571428571428571" calcext:value-type="float">
            <text:p>0.0005714286</text:p>
          </table:table-cell>
          <table:table-cell/>
        </table:table-row>
        <table:table-row table:style-name="ro1">
          <table:table-cell table:number-columns-repeated="3"/>
          <table:table-cell table:formula="of:=150*[.C4]" office:value-type="float" office:value="0.000857142857142857" calcext:value-type="float">
            <text:p>0.0008571429</text:p>
          </table:table-cell>
          <table:table-cell/>
        </table:table-row>
        <table:table-row table:style-name="ro1">
          <table:table-cell table:number-columns-repeated="3"/>
          <table:table-cell table:formula="of:=200*[.C4]" office:value-type="float" office:value="0.00114285714285714" calcext:value-type="float">
            <text:p>0.001142857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250*50/70" office:value-type="float" office:value="178.571428571429" calcext:value-type="float">
            <text:p>178.5714285714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Grid Res</text:p>
          </table:table-cell>
          <table:table-cell table:style-name="ce1" office:value-type="string" calcext:value-type="string">
            <text:p>Ellipse</text:p>
          </table:table-cell>
          <table:table-cell table:style-name="ce1" office:value-type="string" calcext:value-type="string">
            <text:p>Cutoff</text:p>
          </table:table-cell>
          <table:table-cell table:style-name="ce1" office:value-type="string" calcext:value-type="string">
            <text:p>RadX</text:p>
          </table:table-cell>
          <table:table-cell table:style-name="ce2" office:value-type="string" calcext:value-type="string">
            <text:p>Rad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2]*[.$B$11]/[.$A$11]" office:value-type="float" office:value="98" calcext:value-type="float">
            <text:p>98</text:p>
          </table:table-cell>
          <table:table-cell table:formula="of:=[.A12]*[.$C$11]/[.$A$11]" office:value-type="float" office:value="0.0056" calcext:value-type="float">
            <text:p>0.0056</text:p>
          </table:table-cell>
          <table:table-cell table:formula="of:=[.A12]*[.$D$11]/[.$A$11]" office:value-type="float" office:value="0.00224" calcext:value-type="float">
            <text:p>0.00224</text:p>
          </table:table-cell>
          <table:table-cell table:formula="of:=[.A12]*[.$E$11]/[.$A$11]"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3]*[.$B$11]/[.$A$11]" office:value-type="float" office:value="140" calcext:value-type="float">
            <text:p>140</text:p>
          </table:table-cell>
          <table:table-cell table:formula="of:=[.A13]*[.$C$11]/[.$A$11]" office:value-type="float" office:value="0.008" calcext:value-type="float">
            <text:p>0.008</text:p>
          </table:table-cell>
          <table:table-cell table:formula="of:=[.A13]*[.$D$11]/[.$A$11]" office:value-type="float" office:value="0.0032" calcext:value-type="float">
            <text:p>0.0032</text:p>
          </table:table-cell>
          <table:table-cell table:formula="of:=[.A13]*[.$E$11]/[.$A$11]"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]*[.$B$11]/[.$A$11]" office:value-type="float" office:value="196" calcext:value-type="float">
            <text:p>196</text:p>
          </table:table-cell>
          <table:table-cell table:formula="of:=[.A14]*[.$C$11]/[.$A$11]" office:value-type="float" office:value="0.0112" calcext:value-type="float">
            <text:p>0.0112</text:p>
          </table:table-cell>
          <table:table-cell table:formula="of:=[.A14]*[.$D$11]/[.$A$11]" office:value-type="float" office:value="0.00448" calcext:value-type="float">
            <text:p>0.00448</text:p>
          </table:table-cell>
          <table:table-cell table:formula="of:=[.A14]*[.$E$11]/[.$A$11]" office:value-type="float" office:value="0.00224" calcext:value-type="float">
            <text:p>0.002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5]*[.$B$11]/[.$A$11]" office:value-type="float" office:value="266" calcext:value-type="float">
            <text:p>266</text:p>
          </table:table-cell>
          <table:table-cell table:formula="of:=[.A15]*[.$C$11]/[.$A$11]" office:value-type="float" office:value="0.0152" calcext:value-type="float">
            <text:p>0.0152</text:p>
          </table:table-cell>
          <table:table-cell table:formula="of:=[.A15]*[.$D$11]/[.$A$11]" office:value-type="float" office:value="0.00608" calcext:value-type="float">
            <text:p>0.00608</text:p>
          </table:table-cell>
          <table:table-cell table:formula="of:=[.A15]*[.$E$11]/[.$A$11]" office:value-type="float" office:value="0.00304" calcext:value-type="float">
            <text:p>0.003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6]*[.$B$11]/[.$A$11]" office:value-type="float" office:value="350" calcext:value-type="float">
            <text:p>350</text:p>
          </table:table-cell>
          <table:table-cell table:formula="of:=[.A16]*[.$C$11]/[.$A$11]" office:value-type="float" office:value="0.02" calcext:value-type="float">
            <text:p>0.02</text:p>
          </table:table-cell>
          <table:table-cell table:formula="of:=[.A16]*[.$D$11]/[.$A$11]" office:value-type="float" office:value="0.008" calcext:value-type="float">
            <text:p>0.008</text:p>
          </table:table-cell>
          <table:table-cell table:formula="of:=[.A16]*[.$E$11]/[.$A$11]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17]*[.$B$11]/[.$A$11]" office:value-type="float" office:value="504" calcext:value-type="float">
            <text:p>504</text:p>
          </table:table-cell>
          <table:table-cell table:formula="of:=[.A17]*[.$C$11]/[.$A$11]" office:value-type="float" office:value="0.0288" calcext:value-type="float">
            <text:p>0.0288</text:p>
          </table:table-cell>
          <table:table-cell table:formula="of:=[.A17]*[.$D$11]/[.$A$11]" office:value-type="float" office:value="0.01152" calcext:value-type="float">
            <text:p>0.01152</text:p>
          </table:table-cell>
          <table:table-cell table:formula="of:=[.A17]*[.$E$11]/[.$A$11]" office:value-type="float" office:value="0.00576" calcext:value-type="float">
            <text:p>0.005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18]*[.$B$11]/[.$A$11]" office:value-type="float" office:value="700" calcext:value-type="float">
            <text:p>700</text:p>
          </table:table-cell>
          <table:table-cell table:formula="of:=[.A18]*[.$C$11]/[.$A$11]" office:value-type="float" office:value="0.04" calcext:value-type="float">
            <text:p>0.04</text:p>
          </table:table-cell>
          <table:table-cell table:formula="of:=[.A18]*[.$D$11]/[.$A$11]" office:value-type="float" office:value="0.016" calcext:value-type="float">
            <text:p>0.016</text:p>
          </table:table-cell>
          <table:table-cell table:formula="of:=[.A18]*[.$E$11]/[.$A$11]" office:value-type="float" office:value="0.008" calcext:value-type="float">
            <text:p>0.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8:53:21.466204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6:14:55.493236794</meta:creation-date>
    <dc:date>2016-08-22T18:59:51.235971081</dc:date>
    <meta:editing-duration>PT1H36M18S</meta:editing-duration>
    <meta:editing-cycles>2</meta:editing-cycles>
    <meta:generator>LibreOffice/5.1.4.2$Linux_X86_64 LibreOffice_project/10m0$Build-2</meta:generator>
    <meta:document-statistic meta:table-count="1" meta:cell-count="51" meta:object-count="0"/>
  </office:meta>
</office:document-meta>
</file>